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Footnote">
      <style:text-properties style:font-name="Liberation Sans" fo:language="en" fo:country="GB" officeooo:paragraph-rsid="0fc49ea7"/>
    </style:style>
    <style:style style:name="P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38935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bc162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40045a"/>
    </style:style>
    <style:style style:name="P34" style:family="paragraph" style:parent-style-name="Footnote">
      <style:text-properties officeooo:paragraph-rsid="0fce08f7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5" style:family="paragraph" style:parent-style-name="Standard">
      <style:text-properties officeooo:paragraph-rsid="0fbbd67b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paragraph-rsid="0fc0c632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paragraph-rsid="0fc35f88"/>
    </style:style>
    <style:style style:name="P54" style:family="paragraph" style:parent-style-name="Standard">
      <style:text-properties officeooo:paragraph-rsid="0fc8b815"/>
    </style:style>
    <style:style style:name="P55" style:family="paragraph" style:parent-style-name="Standard">
      <style:text-properties officeooo:paragraph-rsid="0fce858d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text-properties officeooo:paragraph-rsid="0fd0b68a"/>
    </style:style>
    <style:style style:name="P58" style:family="paragraph" style:parent-style-name="Standard">
      <style:text-properties officeooo:paragraph-rsid="0fd655f2"/>
    </style:style>
    <style:style style:name="P59" style:family="paragraph" style:parent-style-name="Standard">
      <style:text-properties officeooo:paragraph-rsid="0ff0680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paragraph-properties fo:text-align="center" style:justify-single-word="false"/>
      <style:text-properties officeooo:paragraph-rsid="103a8b8d"/>
    </style:style>
    <style:style style:name="P67" style:family="paragraph" style:parent-style-name="Standard">
      <style:paragraph-properties fo:text-align="center" style:justify-single-word="false"/>
      <style:text-properties officeooo:paragraph-rsid="10460ef1"/>
    </style:style>
    <style:style style:name="P68" style:family="paragraph" style:parent-style-name="Standard">
      <style:text-properties officeooo:paragraph-rsid="1028e258"/>
    </style:style>
    <style:style style:name="P69" style:family="paragraph" style:parent-style-name="Standard">
      <style:text-properties officeooo:paragraph-rsid="102bc162"/>
    </style:style>
    <style:style style:name="P70" style:family="paragraph" style:parent-style-name="Standard">
      <style:text-properties officeooo:paragraph-rsid="103a8b8d"/>
    </style:style>
    <style:style style:name="P71" style:family="paragraph" style:parent-style-name="Standard">
      <style:text-properties officeooo:rsid="103c421a" officeooo:paragraph-rsid="103c421a"/>
    </style:style>
    <style:style style:name="P72" style:family="paragraph" style:parent-style-name="Standard">
      <style:text-properties officeooo:rsid="103cd3c9" officeooo:paragraph-rsid="103cd3c9"/>
    </style:style>
    <style:style style:name="P73" style:family="paragraph" style:parent-style-name="Standard">
      <style:text-properties officeooo:rsid="103d9705" officeooo:paragraph-rsid="103d9705"/>
    </style:style>
    <style:style style:name="P74" style:family="paragraph" style:parent-style-name="Standard">
      <style:text-properties officeooo:paragraph-rsid="10414f85"/>
    </style:style>
    <style:style style:name="P75" style:family="paragraph" style:parent-style-name="Standard">
      <style:text-properties officeooo:rsid="104324ed" officeooo:paragraph-rsid="104324ed"/>
    </style:style>
    <style:style style:name="P76" style:family="paragraph" style:parent-style-name="Standard">
      <style:text-properties officeooo:rsid="10460ef1" officeooo:paragraph-rsid="10460ef1"/>
    </style:style>
    <style:style style:name="P77" style:family="paragraph" style:parent-style-name="Standard">
      <style:text-properties officeooo:rsid="104ba919" officeooo:paragraph-rsid="104bbe03"/>
    </style:style>
    <style:style style:name="P78" style:family="paragraph" style:parent-style-name="Standard">
      <style:text-properties officeooo:paragraph-rsid="104bbe03"/>
    </style:style>
    <style:style style:name="P79" style:family="paragraph" style:parent-style-name="Standard">
      <style:text-properties officeooo:rsid="104d5027" officeooo:paragraph-rsid="104d5027"/>
    </style:style>
    <style:style style:name="P80" style:family="paragraph" style:parent-style-name="Footnote">
      <style:text-properties officeooo:paragraph-rsid="10598138"/>
    </style:style>
    <style:style style:name="P81" style:family="paragraph" style:parent-style-name="Standard">
      <style:text-properties officeooo:paragraph-rsid="105cd2a1"/>
    </style:style>
    <style:style style:name="P82" style:family="paragraph" style:parent-style-name="Standard">
      <style:text-properties officeooo:paragraph-rsid="105ee122"/>
    </style:style>
    <style:style style:name="P83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4" style:family="paragraph" style:parent-style-name="Standard" style:list-style-name="L1">
      <style:paragraph-properties fo:break-before="page"/>
      <style:text-properties officeooo:paragraph-rsid="0fd655f2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14f85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8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9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51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5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font-size="10pt" style:font-size-asian="10pt" style:font-size-complex="10pt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language="en" fo:country="GB"/>
    </style:style>
    <style:style style:name="T216" style:family="text">
      <style:text-properties fo:language="en" fo:country="GB" officeooo:rsid="0e83c34e"/>
    </style:style>
    <style:style style:name="T217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8" style:family="text">
      <style:text-properties fo:language="en" fo:country="GB" officeooo:rsid="0f28d107"/>
    </style:style>
    <style:style style:name="T219" style:family="text">
      <style:text-properties fo:language="en" fo:country="GB" style:font-size-complex="12pt"/>
    </style:style>
    <style:style style:name="T220" style:family="text">
      <style:text-properties fo:language="en" fo:country="GB" officeooo:rsid="0f28d107" style:font-size-complex="12pt"/>
    </style:style>
    <style:style style:name="T221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language="en" fo:country="GB" officeooo:rsid="105418b7"/>
    </style:style>
    <style:style style:name="T223" style:family="text">
      <style:text-properties officeooo:rsid="103c421a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officeooo:rsid="103c421a" style:font-weight-asian="bold" style:font-weight-complex="bold"/>
    </style:style>
    <style:style style:name="T226" style:family="text">
      <style:text-properties fo:font-weight="bold" officeooo:rsid="104d5027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5" form:id="control1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3"><text:span text:style-name="Strong_20_Emphasis"><text:span text:style-name="T127">Checklist for installing</text:span></text:span><text:span text:style-name="T152"> </text:span><text:span text:style-name="T152"><text:user-field-get text:name="Distro">Debian</text:user-field-get></text:span><text:span text:style-name="T153"><text:s/></text:span><text:span text:style-name="T153"><text:user-field-get text:name="Version">12</text:user-field-get></text:span><text:span text:style-name="Strong_20_Emphasis"><text:span text:style-name="T128"><text:s/></text:span></text:span><text:span text:style-name="Strong_20_Emphasis"><text:span text:style-name="T129">LTS</text:span></text:span><text:span text:style-name="T154"><text:note text:id="ftn1" text:note-class="footnote"><text:note-citation>1</text:note-citation><text:note-body><text:p text:style-name="P24"><text:span text:style-name="T138">L</text:span><text:span text:style-name="T139">TS stands for Long-Term Support, and this </text:span><text:span text:style-name="T146">June</text:span><text:span text:style-name="T140"> </text:span><text:span text:style-name="Strong_20_Emphasis"><text:span text:style-name="T88"><text:user-field-get text:name="Releaseyear">2023</text:user-field-get></text:span></text:span><text:span text:style-name="T142"><text:s/></text:span><text:span text:style-name="T147"><text:user-field-get text:name="Distro">Debian</text:user-field-get></text:span><text:span text:style-name="T148"><text:s/></text:span><text:span text:style-name="T148"><text:user-field-get text:name="Version">12</text:user-field-get></text:span><text:span text:style-name="Strong_20_Emphasis"><text:span text:style-name="T130"><text:s/></text:span></text:span><text:span text:style-name="T140">LTS </text:span><text:span text:style-name="T149"><text:user-field-get text:name="Edition">server</text:user-field-get></text:span><text:span text:style-name="T140"><text:s/></text:span><text:span text:style-name="T141">(</text:span><text:span text:style-name="T139">codenamed</text:span><text:span text:style-name="T141"> </text:span><text:span text:style-name="T145">bookworm</text:span><text:span text:style-name="T141">) </text:span><text:span text:style-name="T139">will be </text:span><text:span text:style-name="T144">supported</text:span><text:span text:style-name="T139"> for five years until </text:span><text:span text:style-name="T146">June</text:span><text:span text:style-name="T140"> </text:span><text:span text:style-name="T138">202</text:span><text:span text:style-name="T146">8</text:span><text:span text:style-name="T143">.</text:span></text:p></text:note-body></text:note></text:span><text:span text:style-name="T155"> </text:span><text:span text:style-name="T155"><text:user-field-get text:name="Edition">server</text:user-field-get></text:span><text:span text:style-name="T157">.</text:span></text:p>
      <text:p text:style-name="P41"/>
      <text:p text:style-name="P39"><text:span text:style-name="T17">Fill in the </text:span><text:span text:style-name="Strong_20_Emphasis"><text:span text:style-name="T208"><text:s/></text:span></text:span><text:span text:style-name="Strong_20_Emphasis"><text:span text:style-name="T209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3"><text:span text:style-name="Definition"><text:span text:style-name="T217">user</text:span></text:span><text:span text:style-name="T170"><text:tab/><text:tab/></text:span><text:span text:style-name="T169"> <text:tab/><text:tab/><text:tab/></text:span><text:span text:style-name="T171"><draw:control text:anchor-type="as-char" svg:y="-0.429cm" draw:z-index="10" draw:name="Gebruiker 2" draw:style-name="gr2" draw:text-style-name="P89" svg:width="6.002cm" svg:height="0.6cm" draw:control="control11"><svg:title>Gebruiker</svg:title><svg:desc>Volledige naam, bijv. Jan Stek</svg:desc></draw:control></text:span><text:span text:style-name="T171"><text:tab/></text:span><text:span text:style-name="T172">[</text:span><text:span text:style-name="T173">full </text:span><text:span text:style-name="T163">na</text:span><text:span text:style-name="T164">me,</text:span><text:span text:style-name="T163"> </text:span><text:span text:style-name="T164">e.g.</text:span><text:span text:style-name="T163"> </text:span><text:span text:style-name="T165">J</text:span><text:span text:style-name="T174">a</text:span><text:span text:style-name="T165">n </text:span><text:span text:style-name="T174">Jansen</text:span><text:span text:style-name="T175">]</text:span></text:p>
      <text:p text:style-name="P45"><text:span text:style-name="Definition"><text:span text:style-name="T162">USER</text:span></text:span><text:span text:style-name="Definition"><text:span text:style-name="T215">na</text:span></text:span><text:span text:style-name="Definition"><text:span text:style-name="T218">me</text:span></text:span><text:span text:style-name="T161"><text:tab/><text:tab/><text:tab/></text:span><text:span text:style-name="T161"><draw:control text:anchor-type="as-char" svg:y="-0.429cm" draw:z-index="11" draw:name="Gberuikersnaam 2" draw:style-name="gr2" draw:text-style-name="P89" svg:width="6.002cm" svg:height="0.6cm" draw:control="control12"><svg:title>Gebruikersnaam</svg:title><svg:desc>Korte naam, bijv. jan</svg:desc></draw:control></text:span><text:span text:style-name="T161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1">j</text:span><text:span text:style-name="T132">a</text:span><text:span text:style-name="T131">n</text:span><text:span text:style-name="T133">]</text:span></text:p>
      <text:p text:style-name="P42"><text:span text:style-name="Definition"><text:span text:style-name="T222">serv</text:span></text:span><text:span text:style-name="Definition"><text:span text:style-name="T215">ERNA</text:span></text:span><text:span text:style-name="Definition"><text:span text:style-name="T218">me</text:span></text:span><text:span text:style-name="T176"><text:tab/><text:tab/></text:span><text:span text:style-name="T215"><draw:control text:anchor-type="as-char" svg:y="-0.429cm" draw:z-index="12" draw:name="Computernaam 1" draw:style-name="gr2" draw:text-style-name="P89" svg:width="6.002cm" svg:height="0.6cm" draw:control="control13"><svg:title>Computernaam</svg:title><svg:desc>Unieke naam van de computer</svg:desc></draw:control></text:span><text:span text:style-name="T215"><text:tab/></text:span><text:span text:style-name="T180">[</text:span><text:span text:style-name="T177">na</text:span><text:span text:style-name="T181">me of the</text:span><text:span text:style-name="T177"> </text:span><text:span text:style-name="T185">server</text:span><text:span text:style-name="T178">, </text:span><text:span text:style-name="T181">e.g.</text:span><text:span text:style-name="T182"> </text:span><text:span text:style-name="T184">sv</text:span><text:span text:style-name="T183">02</text:span><text:span text:style-name="T180">]</text:span></text:p>
      <text:p text:style-name="P42"><text:span text:style-name="Definition"><text:span text:style-name="T215">START</text:span></text:span><text:span text:style-name="Definition"><text:span text:style-name="T218">up</text:span></text:span><text:span text:style-name="Definition"><text:span text:style-name="T215">MEnU</text:span></text:span><text:span text:style-name="T171"><text:tab/><text:tab/></text:span><text:span text:style-name="T171"><draw:control text:anchor-type="as-char" svg:y="-0.429cm" draw:z-index="13" draw:name="Opstartmenu 1" draw:style-name="gr2" draw:text-style-name="P89" svg:width="6.002cm" svg:height="0.6cm" draw:control="control14"><svg:title>Opstartmenu</svg:title><svg:desc>Toets voor het opstartmenu ("bootmenu")</svg:desc></draw:control></text:span><text:span text:style-name="T171"><text:tab/></text:span><text:span text:style-name="T180">[</text:span><text:span text:style-name="T177">key for the bootable medium</text:span><text:span text:style-name="T186">]</text:span></text:p>
      <text:p text:style-name="P42"><text:span text:style-name="Definition"><text:span text:style-name="T179">SETTINGS</text:span></text:span><text:span text:style-name="T179"> <text:tab/><text:tab/><text:tab/></text:span><text:span text:style-name="T179"><draw:control text:anchor-type="as-char" svg:y="-0.429cm" draw:z-index="14" draw:name="Instellingen 1" draw:style-name="gr2" draw:text-style-name="P89" svg:width="6.002cm" svg:height="0.6cm" draw:control="control15"><svg:title>Instellingen</svg:title><svg:desc>Toets voor het BIOS/UEFI-scherm ("setup")</svg:desc></draw:control></text:span><text:span text:style-name="T179"><text:tab/></text:span><text:span text:style-name="T180">[</text:span><text:span text:style-name="T177">key for the UEFI BIOS screen</text:span><text:span text:style-name="T180">]</text:span></text:p>
      <text:p text:style-name="P42"><text:span text:style-name="Definition"><text:span text:style-name="T188">USER2</text:span></text:span><text:span text:style-name="T187"><text:tab/></text:span><text:span text:style-name="T169"> <text:tab/><text:tab/><text:tab/></text:span><text:span text:style-name="T171"><draw:control text:anchor-type="as-char" svg:y="-0.429cm" draw:z-index="15" draw:name="Gebruiker 3" draw:style-name="gr2" draw:text-style-name="P89" svg:width="6.002cm" svg:height="0.6cm" draw:control="control16"><svg:title>Gebruiker</svg:title><svg:desc>Volledige naam, bijv. Jan Stek</svg:desc></draw:control></text:span><text:span text:style-name="T171"><text:tab/></text:span><text:span text:style-name="T172">[</text:span><text:span text:style-name="T163">na</text:span><text:span text:style-name="T166">me</text:span><text:span text:style-name="T163"> possibly</text:span><text:span text:style-name="T167"> 2</text:span><text:span text:style-name="T199">nd</text:span><text:span text:style-name="T167"> USER</text:span><text:span text:style-name="T168">]</text:span></text:p>
      <text:p text:style-name="P45"><text:span text:style-name="Definition"><text:span text:style-name="T188">USERN</text:span></text:span><text:span text:style-name="Definition"><text:span text:style-name="T189">a</text:span></text:span><text:span text:style-name="Definition"><text:span text:style-name="T190">me</text:span></text:span><text:span text:style-name="Definition"><text:span text:style-name="T188">2</text:span></text:span><text:span text:style-name="Definition"><text:span text:style-name="T195"><text:tab/><text:tab/></text:span></text:span><text:span text:style-name="T161"><draw:control text:anchor-type="as-char" svg:y="-0.429cm" draw:z-index="16" draw:name="Gberuikersnaam 3" draw:style-name="gr2" draw:text-style-name="P89" svg:width="6.002cm" svg:height="0.6cm" draw:control="control17"><svg:title>Gebruikersnaam</svg:title><svg:desc>Korte naam, bijv. jan</svg:desc></draw:control></text:span><text:span text:style-name="T161"><text:tab/></text:span><text:span text:style-name="T192">[</text:span><text:span text:style-name="T193">user</text:span><text:span text:style-name="T191"> na</text:span><text:span text:style-name="T194">me</text:span><text:span text:style-name="T196"> possibly</text:span><text:span text:style-name="T197"> 2</text:span><text:span text:style-name="T200">nd</text:span><text:span text:style-name="T197"> USER</text:span><text:span text:style-name="T198">]</text:span></text:p>
      <text:p text:style-name="P42"><text:span text:style-name="T134">Replace the </text:span><text:span text:style-name="T135">underlined</text:span><text:span text:style-name="T134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4">.</text:span></text:p>
      <text:p text:style-name="P3"/>
      <text:p text:style-name="P3"/>
      <text:p text:style-name="P42"><text:span text:style-name="T67">New installation?</text:span><text:span text:style-name="T30"><text:tab/></text:span><text:span text:style-name="T57"></text:span><text:span text:style-name="T58"><text:tab/>Start at chapter </text:span><text:span text:style-name="T72"><text:bookmark-ref text:reference-format="page" text:ref-name="__RefNumPara__4009_12717081281">2</text:bookmark-ref></text:span><text:span text:style-name="T72"><text:s/></text:span><text:span text:style-name="T72"><text:bookmark-ref text:reference-format="text" text:ref-name="__RefNumPara__4009_12717081281">Perform installation</text:bookmark-ref></text:span><text:span text:style-name="T31">.</text:span></text:p>
      <text:p text:style-name="P40"/>
      <text:p text:style-name="P42"><text:span text:style-name="Strong_20_Emphasis"><text:span text:style-name="T28"/></text:span></text:p>
      <text:list xml:id="list1139989299" text:style-name="L1">
        <text:list-item>
          <text:p text:style-name="P85"><text:bookmark-start text:name="__RefNumPara__4083_1271708128"/>Preparing installatio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0" draw:name="Vorm3" draw:style-name="gr1" draw:text-style-name="P8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19" draw:name="Vorm 5" draw:style-name="gr1" draw:text-style-name="P88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2">Log in as </text:span></text:span><text:span text:style-name="Definition"><text:span text:style-name="T8">USER</text:span></text:span><text:span text:style-name="Definition"><text:span text:style-name="T16"><text:note text:id="ftn2" text:note-class="footnote"><text:note-citation>2</text:note-citation><text:note-body><text:p text:style-name="P31"><text:span text:style-name="User_20_Entry"><text:span text:style-name="T98">Login any additional </text:span></text:span><text:span text:style-name="Definition"><text:span text:style-name="T202">USER</text:span></text:span><text:span text:style-name="User_20_Entry"><text:span text:style-name="T99">s</text:span></text:span><text:span text:style-name="User_20_Entry"><text:span text:style-name="T109"> </text:span></text:span><text:span text:style-name="User_20_Entry"><text:span text:style-name="T98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6" draw:name="Vorm4" draw:style-name="gr1" draw:text-style-name="P8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20" draw:name="Vorm 6" draw:style-name="gr1" draw:text-style-name="P88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33"><text:span text:style-name="T21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6">karelzimmer.nl</text:span></text:span></text:a><text:span text:style-name="T216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82"><text:span text:style-name="Strong_20_Emphasis"><text:span text:style-name="T38">Type </text:span></text:span><text:span text:style-name="Strong_20_Emphasis"><text:span text:style-name="T87">'</text:span></text:span><text:span text:style-name="User_20_Entry"><text:span text:style-name="T110">wget karelzimmer.nl/</text:span></text:span><text:span text:style-name="User_20_Entry"><text:span text:style-name="T111">kz; </text:span></text:span><text:span text:style-name="User_20_Entry"><text:span text:style-name="T112">bash kz</text:span></text:span><text:span text:style-name="Strong_20_Emphasis"><text:span text:style-name="T87">'</text:span></text:span><text:span text:style-name="Strong_20_Emphasis"><text:span text:style-name="T38">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1" draw:name="Vorm6" draw:style-name="gr1" draw:text-style-name="P8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21" draw:name="Vorm 7" draw:style-name="gr1" draw:text-style-name="P88" svg:width="0.35cm" svg:height="0.35cm" draw:control="control22"/></text:span></text:span></text:p>
          </table:table-cell>
          <table:table-cell table:style-name="_31_._5f_Installatie_5f_voorbereiden.D7" office:value-type="string">
            <text:p text:style-name="P53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7" office:value-type="string">
            <text:p text:style-name="P82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9" office:value-type="string">
            <text:p text:style-name="P68"><text:span text:style-name="Strong_20_Emphasis"><text:span text:style-name="T43">Select </text:span></text:span><text:span text:style-name="Strong_20_Emphasis"><text:span text:style-name="T66">1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38"><text:bookmark-start text:name="__RefNumPara__4009_1271708128"/><text:bookmark-end text:name="__RefNumPara__4009_1271708128"/><text:span text:style-name="Strong_20_Emphasis"><text:span text:style-name="T2"/></text:span></text:p>
      <text:list xml:id="list140939554069436" text:continue-numbering="true" text:style-name="L1">
        <text:list-item>
          <text:p text:style-name="P84"><text:bookmark-start text:name="__RefNumPara__4009_12717081281"/><text:span text:style-name="Strong_20_Emphasis"><text:span text:style-name="T136">Perform installation</text:span></text:span><text:bookmark-end text:name="__RefNumPara__4009_12717081281"/></text:p>
        </text:list-item>
      </text:list>
      <text:p text:style-name="P58"><text:span text:style-name="Strong_20_Emphasis"><text:span text:style-name="T13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2" draw:name="Vorm9" draw:style-name="gr1" draw:text-style-name="P8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37">Boot the computer from an </text:span><text:span text:style-name="T119"><text:user-field-get text:name="Distro">Debian</text:user-field-get></text:span><text:span text:style-name="T120"><text:s/></text:span><text:span text:style-name="T120"><text:user-field-get text:name="Version">12</text:user-field-get></text:span><text:span text:style-name="Strong_20_Emphasis"><text:span text:style-name="T121"><text:s/></text:span></text:span><text:span text:style-name="Strong_20_Emphasis"><text:span text:style-name="T124"><text:user-field-get text:name="Edition">server</text:user-field-get></text:span></text:span><text:span text:style-name="Strong_20_Emphasis"><text:span text:style-name="T124"><text:s/></text:span></text:span><text:span text:style-name="Strong_20_Emphasis"><text:span text:style-name="T126">Live</text:span></text:span><text:span text:style-name="Strong_20_Emphasis"><text:span text:style-name="T86"><text:note text:id="ftn4" text:note-class="footnote"><text:note-citation>1</text:note-citation><text:note-body><text:p text:style-name="P4"><text:span text:style-name="T203">From a Live USB stick (or DVD) you can boot and work with</text:span> <text:span text:style-name="T150"><text:user-field-get text:name="Distro">Debian</text:user-field-get></text:span><text:span text:style-name="T151"><text:s/>without installing it</text:span>.</text:p></text:note-body></text:note></text:span></text:span><text:span text:style-name="T78"> USB stick</text:span><text:span text:style-name="T79"><text:note text:id="ftn5" text:note-class="footnote"><text:note-citation>2</text:note-citation><text:note-body><text:p text:style-name="P80"><text:span text:style-name="Strong_20_Emphasis"><text:span text:style-name="T92">Download a CD image file (.iso) from</text:span></text:span><text:span text:style-name="Strong_20_Emphasis"><text:span text:style-name="T90"> </text:span></text:span><text:a xlink:type="simple" xlink:href="https://www.debian.org/CD/live/" text:style-name="Internet_20_link" text:visited-style-name="Visited_20_Internet_20_Link"><text:span text:style-name="Strong_20_Emphasis"><text:span text:style-name="T205">debian.org/cd/live</text:span></text:span></text:a><text:span text:style-name="Strong_20_Emphasis"><text:span text:style-name="T90">, </text:span></text:span><text:span text:style-name="Strong_20_Emphasis"><text:span text:style-name="T96">under </text:span></text:span><text:span text:style-name="Strong_20_Emphasis"><text:span text:style-name="T103">DVD/USB</text:span></text:span><text:span text:style-name="Strong_20_Emphasis"><text:span text:style-name="T90"> click </text:span></text:span><text:span text:style-name="Strong_20_Emphasis"><text:span text:style-name="T96">on </text:span></text:span><text:span text:style-name="Strong_20_Emphasis"><text:span text:style-name="T103">amd64</text:span></text:span><text:span text:style-name="Strong_20_Emphasis"><text:span text:style-name="T96">.</text:span></text:span><text:span text:style-name="Strong_20_Emphasis"><text:span text:style-name="T90"><text:line-break/></text:span></text:span><text:span text:style-name="Strong_20_Emphasis"><text:span text:style-name="T93">Click on</text:span></text:span><text:span text:style-name="Strong_20_Emphasis"><text:span text:style-name="T91"> </text:span></text:span><text:span text:style-name="Strong_20_Emphasis"><text:span text:style-name="T104">debian-live-1</text:span></text:span><text:span text:style-name="Strong_20_Emphasis"><text:span text:style-name="T103">2</text:span></text:span><text:span text:style-name="Strong_20_Emphasis"><text:span text:style-name="T104">.</text:span></text:span><text:span text:style-name="Strong_20_Emphasis"><text:span text:style-name="T105">x</text:span></text:span><text:span text:style-name="Strong_20_Emphasis"><text:span text:style-name="T104">.</text:span></text:span><text:span text:style-name="Strong_20_Emphasis"><text:span text:style-name="T105">y</text:span></text:span><text:span text:style-name="Strong_20_Emphasis"><text:span text:style-name="T106">-</text:span></text:span><text:span text:style-name="Strong_20_Emphasis"><text:span text:style-name="T104">amd64-</text:span></text:span><text:span text:style-name="Strong_20_Emphasis"><text:span text:style-name="T108">standard</text:span></text:span><text:span text:style-name="Strong_20_Emphasis"><text:span text:style-name="T107">.iso</text:span></text:span><text:span text:style-name="Strong_20_Emphasis"><text:span text:style-name="T89">.<text:line-break/></text:span></text:span><text:span text:style-name="Strong_20_Emphasis"><text:span text:style-name="T92">Insert a USB stick of at least </text:span></text:span><text:span text:style-name="Strong_20_Emphasis"><text:span text:style-name="T97">2</text:span></text:span><text:span text:style-name="Strong_20_Emphasis"><text:span text:style-name="T92"> GB.<text:line-break/>Locate </text:span></text:span><text:span text:style-name="Strong_20_Emphasis"><text:span text:style-name="T100">disk</text:span></text:span><text:span text:style-name="Strong_20_Emphasis"><text:span text:style-name="T92"> and click the </text:span></text:span><text:span text:style-name="Strong_20_Emphasis"><text:span text:style-name="T101">Disks</text:span></text:span><text:span text:style-name="Strong_20_Emphasis"><text:span text:style-name="T92"> icon. Select the USB stick in the list of disks on the left and click </text:span></text:span><text:span text:style-name="Strong_20_Emphasis"><text:span text:style-name="T101">Disk </text:span></text:span><text:span text:style-name="Strong_20_Emphasis"><text:span text:style-name="T100">settings</text:span></text:span><text:span text:style-name="Strong_20_Emphasis"><text:span text:style-name="T92"> ⋮ (icon with the three dots) in the top right corner.</text:span></text:span></text:p><text:p text:style-name="P34"><text:span text:style-name="Strong_20_Emphasis"><text:span text:style-name="T92"><text:tab/>Choose </text:span></text:span><text:span text:style-name="Strong_20_Emphasis"><text:span text:style-name="T101">Restore Disk Image</text:span></text:span><text:span text:style-name="Strong_20_Emphasis"><text:span text:style-name="T92"> and select the CD image file (.iso) you just downloaded.</text:span></text:span></text:p><text:p text:style-name="P34"><text:span text:style-name="Strong_20_Emphasis"><text:span text:style-name="T94"><text:tab/>Click </text:span></text:span><text:span text:style-name="Strong_20_Emphasis"><text:span text:style-name="T102">Start Restore</text:span></text:span><text:span text:style-name="Strong_20_Emphasis"><text:span text:style-name="T94">, and then click </text:span></text:span><text:span text:style-name="Strong_20_Emphasis"><text:span text:style-name="T102">Restore</text:span></text:span><text:span text:style-name="Strong_20_Emphasis"><text:span text:style-name="T94">.</text:span></text:span></text:p><text:p text:style-name="P34"><text:span text:style-name="Strong_20_Emphasis"><text:span text:style-name="T94"><text:tab/>Or use the </text:span></text:span><text:span text:style-name="Strong_20_Emphasis"><text:span text:style-name="T102">Etcher</text:span></text:span><text:span text:style-name="Strong_20_Emphasis"><text:span text:style-name="T94"> program </text:span></text:span><text:span text:style-name="Strong_20_Emphasis"><text:span text:style-name="T95">(</text:span></text:span><text:a xlink:type="simple" xlink:href="https://www.balena.io/etcher/" text:style-name="Internet_20_link" text:visited-style-name="Visited_20_Internet_20_Link"><text:span text:style-name="Strong_20_Emphasis"><text:span text:style-name="T204">etcher.io</text:span></text:span></text:a><text:span text:style-name="Strong_20_Emphasis"><text:span text:style-name="T95">) </text:span></text:span><text:span text:style-name="Strong_20_Emphasis"><text:span text:style-name="T94">available for Windows, macOS, and Linux.</text:span></text:span></text:p></text:note-body></text:note></text:span><text:span text:style-name="T78"> </text:span><text:span text:style-name="T80">o</text:span><text:span text:style-name="T82">r</text:span><text:span text:style-name="T80"> </text:span><text:span text:style-name="T82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" office:value-type="string">
            <text:p text:style-name="P59"><text:span text:style-name="T83">S</text:span><text:span text:style-name="T84">tart up</text:span><text:span text:style-name="T78">/boot menu via </text:span><text:span text:style-name="Definition"><text:span text:style-name="T219">START</text:span></text:span><text:span text:style-name="Definition"><text:span text:style-name="T220">up</text:span></text:span><text:span text:style-name="Definition"><text:span text:style-name="T219">MEnU</text:span></text:span><text:span text:style-name="T78"> </text:span><text:span text:style-name="T85">and </text:span><text:span text:style-name="T84">settings/</text:span><text:span text:style-name="T81">setup</text:span><text:span text:style-name="T78"> via </text:span><text:span text:style-name="Definition"><text:span text:style-name="T14">SETTINGS</text:span></text:span><text:span text:style-name="T78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1"><text:span text:style-name="Strong_20_Emphasis"><text:span text:style-name="T26">Select Start installer and p</text:span></text:span><text:span text:style-name="Strong_20_Emphasis"><text:span text:style-name="T23">ress the</text:span></text:span><text:span text:style-name="Strong_20_Emphasis"><text:span text:style-name="T24"> </text:span></text:span><text:span text:style-name="Strong_20_Emphasis"><text:span text:style-name="T25">Enter</text:span></text:span><text:span text:style-name="Strong_20_Emphasis"><text:span text:style-name="T23"> key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3"><text:span text:style-name="Strong_20_Emphasis"><text:span text:style-name="T115">Follow the instructions on the </text:span></text:span><text:span text:style-name="Strong_20_Emphasis"><text:span text:style-name="T116">installation</text:span></text:span><text:span text:style-name="Strong_20_Emphasis"><text:span text:style-name="T117">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6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3" draw:name="Vorm13" draw:style-name="gr1" draw:text-style-name="P88" svg:width="0.35cm" svg:height="0.35cm" draw:control="control4"/></text:span></text:span></text:p>
          </table:table-cell>
          <table:table-cell table:style-name="_32_._5f_Installatie_5f_uitvoeren.C7" office:value-type="string">
            <text:p text:style-name="P54"><text:span text:style-name="Strong_20_Emphasis"><text:span text:style-name="T56">At </text:span></text:span><text:span text:style-name="Strong_20_Emphasis"><text:span text:style-name="T69">Select your location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71">Click on <text:span text:style-name="T224">other</text:span> and click on <text:span text:style-name="T224">Continue</text:span>.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72">Click on <text:span text:style-name="T224">Europe</text:span> <text:span text:style-name="T223">and click on </text:span><text:span text:style-name="T225">Continue</text:span><text:span text:style-name="T223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73">Click on <text:span text:style-name="T224">Netherlands</text:span> and <text:span text:style-name="T223">click on </text:span><text:span text:style-name="T225">Continue</text:span><text:span text:style-name="T223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><text:span text:style-name="Strong_20_Emphasis"><text:span text:style-name="T54"><draw:control text:anchor-type="as-char" draw:z-index="22" draw:name="Vorm 1" draw:style-name="gr1" draw:text-style-name="P88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70"><text:span text:style-name="Strong_20_Emphasis"><text:span text:style-name="T56">At </text:span></text:span><text:span text:style-name="Strong_20_Emphasis"><text:span text:style-name="T70">Configure the network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4"><text:span text:style-name="Strong_20_Emphasis"><text:span text:style-name="T65">E</text:span></text:span><text:span text:style-name="Strong_20_Emphasis"><text:span text:style-name="T55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3">, </text:span></text:span><text:span text:style-name="Strong_20_Emphasis"><text:span text:style-name="T64">and click </text:span></text:span><text:span text:style-name="Strong_20_Emphasis"><text:span text:style-name="T73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7"><text:span text:style-name="Strong_20_Emphasis"><text:span text:style-name="T54"><draw:control text:anchor-type="as-char" draw:z-index="23" draw:name="Vorm 2" draw:style-name="gr1" draw:text-style-name="P88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76">At <text:span text:style-name="T224">Set up users and passwords</text:span>: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5">Don<text:span text:style-name="T158">'t set </text:span><text:span text:style-name="T160">Root</text:span><text:span text:style-name="T158"> pass</text:span><text:span text:style-name="T159">w</text:span><text:span text:style-name="T158">ord, just </text:span><text:span text:style-name="Strong_20_Emphasis"><text:span text:style-name="T64">click </text:span></text:span><text:span text:style-name="Strong_20_Emphasis"><text:span text:style-name="T73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8"><text:span text:style-name="Strong_20_Emphasis"><text:span text:style-name="T65">E</text:span></text:span><text:span text:style-name="Strong_20_Emphasis"><text:span text:style-name="T55">nter </text:span></text:span><text:span text:style-name="Strong_20_Emphasis"><text:span text:style-name="T71">Full name of the new user</text:span></text:span><text:span text:style-name="Strong_20_Emphasis"><text:span text:style-name="T68"> </text:span></text:span><text:span text:style-name="Definition"><text:span text:style-name="T10">USER</text:span></text:span><text:span text:style-name="Strong_20_Emphasis"><text:span text:style-name="T62">, </text:span></text:span><text:span text:style-name="Strong_20_Emphasis"><text:span text:style-name="T64">and click </text:span></text:span><text:span text:style-name="Strong_20_Emphasis"><text:span text:style-name="T73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7">Enter <text:span text:style-name="T224">User </text:span><text:span text:style-name="T226">n</text:span><text:span text:style-name="T224">ame for you</text:span><text:span text:style-name="T226">r</text:span><text:span text:style-name="T224"> account</text:span><text:span text:style-name="Strong_20_Emphasis"><text:span text:style-name="T63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, </text:span></text:span><text:span text:style-name="Strong_20_Emphasis"><text:span text:style-name="T64">and click </text:span></text:span><text:span text:style-name="Strong_20_Emphasis"><text:span text:style-name="T73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9">E<text:span text:style-name="Strong_20_Emphasis"><text:span text:style-name="T64">nter a </text:span></text:span><text:span text:style-name="Strong_20_Emphasis"><text:span text:style-name="T74">password</text:span></text:span><text:span text:style-name="Strong_20_Emphasis"><text:span text:style-name="T64"> twice, and click </text:span></text:span><text:span text:style-name="Strong_20_Emphasis"><text:span text:style-name="T73">Continue</text:span></text:span><text:span text:style-name="Strong_20_Emphasis"><text:span text:style-name="T64">.</text:span></text:span></text:p>
          </table:table-cell>
        </table:table-row>
      </table:table>
      <text:p text:style-name="P28"><text:span text:style-name="Strong_20_Emphasis"><text:span text:style-name="T59"/></text:span></text:p>
      <text:list xml:id="list140939988678605" text:continue-numbering="true" text:style-name="L1">
        <text:list-item>
          <text:p text:style-name="P87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9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><draw:control text:anchor-type="as-char" draw:z-index="4" draw:name="Vorm22" draw:style-name="gr1" draw:text-style-name="P8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27">Log in as </text:span></text:span><text:span text:style-name="Definition"><text:span text:style-name="T9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4"><draw:control text:anchor-type="as-char" draw:z-index="7" draw:name="Vorm4_1" draw:style-name="gr1" draw:text-style-name="P88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6" text:note-class="footnote"><text:note-citation>1</text:note-citation><text:note-body><text:p text:style-name="P33"><text:span text:style-name="T21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6">karelzimmer.nl</text:span></text:span></text:a><text:span text:style-name="T216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5"/></text:span></text:p>
          </table:table-cell>
          <table:table-cell table:style-name="_33_._5f_Installatie_5f_afronden.C4" office:value-type="string">
            <text:p text:style-name="P82"><text:span text:style-name="T13">Type </text:span><text:span text:style-name="Strong_20_Emphasis"><text:span text:style-name="T87">'</text:span></text:span><text:span text:style-name="User_20_Entry"><text:span text:style-name="T110">wget karelzimmer.nl/</text:span></text:span><text:span text:style-name="User_20_Entry"><text:span text:style-name="T111">kz; </text:span></text:span><text:span text:style-name="User_20_Entry"><text:span text:style-name="T112">bash kz</text:span></text:span><text:span text:style-name="Strong_20_Emphasis"><text:span text:style-name="T87">'</text:span></text:span><text:span text:style-name="T13">, followed by the</text:span><text:span text:style-name="Strong_20_Emphasis"><text:span text:style-name="T41"> </text:span></text:span><text:span text:style-name="Strong_20_Emphasis"><text:span text:style-name="T39">Enter</text:span></text:span><text:span text:style-name="T13"> key.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5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><draw:control text:anchor-type="as-char" draw:z-index="5" draw:name="Vorm33" draw:style-name="gr1" draw:text-style-name="P88" svg:width="0.35cm" svg:height="0.35cm" draw:control="control6"/></text:span></text:span></text:p>
          </table:table-cell>
          <table:table-cell table:style-name="_33_._5f_Installatie_5f_afronden.C7" office:value-type="string">
            <text:p text:style-name="P56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7" office:value-type="string">
            <text:p text:style-name="P82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5"/></text:span></text:p>
          </table:table-cell>
          <table:table-cell table:style-name="_33_._5f_Installatie_5f_afronden.C9" office:value-type="string">
            <text:p text:style-name="P69"><text:span text:style-name="Strong_20_Emphasis"><text:span text:style-name="T44">Se</text:span></text:span><text:span text:style-name="Strong_20_Emphasis"><text:span text:style-name="T50">lect</text:span></text:span><text:span text:style-name="Strong_20_Emphasis"><text:span text:style-name="T44"> </text:span></text:span><text:span text:style-name="Strong_20_Emphasis"><text:span text:style-name="T75">3</text:span></text:span><text:span text:style-name="Strong_20_Emphasis"><text:span text:style-name="T60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0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29"><text:span text:style-name="Strong_20_Emphasis"><text:span text:style-name="T27"><text:tab/></text:span></text:span></text:p>
      <text:p text:style-name="P30"><text:span text:style-name="Strong_20_Emphasis"><text:span text:style-name="T42"/></text:span></text:p>
      <text:list xml:id="list140939260080080" text:continue-numbering="true" text:style-name="L1">
        <text:list-item>
          <text:p text:style-name="P86"><text:span text:style-name="Strong_20_Emphasis"><text:span text:style-name="T15">P</text:span></text:span><text:span text:style-name="Strong_20_Emphasis"><text:span text:style-name="T207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8" draw:name="Vorm36_0" draw:style-name="gr1" draw:text-style-name="P88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17" draw:name="Vorm36_ 1" draw:style-name="gr1" draw:text-style-name="P88" svg:width="0.35cm" svg:height="0.35cm" draw:control="control18"/></text:span></text:span></text:p>
          </table:table-cell>
          <table:table-cell table:style-name="Tabel2.D1" office:value-type="string">
            <text:p text:style-name="P25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9">USER</text:span></text:span><text:span text:style-name="Strong_20_Emphasis"><text:span text:style-name="T36"><text:note text:id="ftn7" text:note-class="footnote"><text:note-citation>1</text:note-citation><text:note-body><text:p text:style-name="P32"><text:span text:style-name="User_20_Entry"><text:span text:style-name="T113">Login any additional </text:span></text:span><text:span text:style-name="Definition"><text:span text:style-name="T201">USER</text:span></text:span><text:span text:style-name="User_20_Entry"><text:span text:style-name="T114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4"><text:span text:style-name="Strong_20_Emphasis"><text:span text:style-name="T115">Follow the instructions on the </text:span></text:span><text:span text:style-name="Strong_20_Emphasis"><text:span text:style-name="T118">welcome screens</text:span></text:span><text:span text:style-name="Strong_20_Emphasis"><text:span text:style-name="T115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4"><draw:control text:anchor-type="as-char" draw:z-index="9" draw:name="Vorm36_2" draw:style-name="gr1" draw:text-style-name="P88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54"><draw:control text:anchor-type="as-char" draw:z-index="18" draw:name="Vorm36_ 2" draw:style-name="gr1" draw:text-style-name="P88" svg:width="0.35cm" svg:height="0.35cm" draw:control="control19"/></text:span></text:span></text:p>
          </table:table-cell>
          <table:table-cell table:style-name="Tabel2.D5" office:value-type="string">
            <text:p text:style-name="P26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3">user</text:span></text:span><text:span text:style-name="Definition"><text:span text:style-name="T221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6" office:value-type="string">
            <text:p text:style-name="P82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7" office:value-type="string">
            <text:p text:style-name="P27"><text:span text:style-name="Strong_20_Emphasis"><text:span text:style-name="T51">Select</text:span></text:span><text:span text:style-name="Strong_20_Emphasis"><text:span text:style-name="T44"> </text:span></text:span><text:span text:style-name="Strong_20_Emphasis"><text:span text:style-name="T75">4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8" office:value-type="string">
            <text:p text:style-name="P52"><text:span text:style-name="Strong_20_Emphasis"><text:span text:style-name="T42">Follow the instructions on the screen.</text:span></text:span></text:p>
          </table:table-cell>
        </table:table-row>
      </table:table>
      <text:p text:style-name="P10"/>
      <text:p text:style-name="P12"/>
      <text:p text:style-name="P57"><text:span text:style-name="T125">End of checklist,</text:span><text:span text:style-name="T122"> </text:span><text:span text:style-name="T122"><text:user-field-get text:name="Distro">Debian</text:user-field-get></text:span><text:span text:style-name="T120"><text:s/></text:span><text:span text:style-name="T120"><text:user-field-get text:name="Version">12</text:user-field-get></text:span><text:span text:style-name="Strong_20_Emphasis"><text:span text:style-name="T121"><text:s/></text:span></text:span><text:span text:style-name="Strong_20_Emphasis"><text:span text:style-name="T123">LTS </text:span></text:span><text:span text:style-name="Strong_20_Emphasis"><text:span text:style-name="T124"><text:user-field-get text:name="Edition">server</text:user-field-get></text:span></text:span><text:span text:style-name="Strong_20_Emphasis"><text:span text:style-name="T124"><text:s/></text:span></text:span><text:span text:style-name="Strong_20_Emphasis"><text:span text:style-name="T125">installation is complete.</text:span></text:span></text:p>
      <text:p text:style-name="P37"/>
      <text:p text:style-name="P44"><text:span text:style-name="Emphasis"><text:span text:style-name="T212">Written</text:span></text:span><text:span text:style-name="Emphasis"><text:span text:style-name="T210"> </text:span></text:span><text:span text:style-name="Emphasis"><text:span text:style-name="T212">by</text:span></text:span><text:span text:style-name="Emphasis"><text:span text:style-name="T210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1">Karel Zimmer</text:span></text:span></text:a><text:span text:style-name="Emphasis"><text:span text:style-name="T210">, </text:span></text:span><text:a xlink:type="simple" xlink:href="https://creativecommons.org/publicdomain/zero/1.0" text:style-name="Internet_20_link" text:visited-style-name="Visited_20_Internet_20_Link"><text:span text:style-name="Emphasis"><text:span text:style-name="T213">CC0 1.0 Universal</text:span></text:span></text:a><text:span text:style-name="Emphasis"><text:span text:style-name="T210">, </text:span></text:span><text:span text:style-name="Strong_20_Emphasis"><text:span text:style-name="T42"><text:user-field-get text:name="Releaseyear">2023</text:user-field-get></text:span></text:span><text:span text:style-name="Emphasis"><text:span text:style-name="T21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07T14:09:38.775892406">07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7T14:09:38.440549694</dc:date>
    <meta:keyword>Installatie</meta:keyword>
    <meta:keyword>Checklist</meta:keyword>
    <meta:keyword>Linux</meta:keyword>
    <meta:editing-cycles>6897</meta:editing-cycles>
    <meta:editing-duration>P12DT3H40M1S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560" meta:character-count="3435" meta:non-whitespace-character-count="2912"/>
    <meta:user-defined meta:name="Info 1"/>
    <meta:user-defined meta:name="Info 2"/>
    <meta:user-defined meta:name="Info 3"/>
    <meta:user-defined meta:name="Info 4"/>
  </office:meta>
</office:document-meta>
</file>